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office:automatic-styles>
    <style:style style:name="T1" style:family="text">
      <style:text-properties fo:language="en" fo:country="US"/>
    </style:style>
  </office:automatic-styles>
  <office:body>
    <office:text>
      <text:p text:style-name="Normal">Minicomputer sound synthesizer</text:p>
      <text:p text:style-name="Normal"/>
      <text:p text:style-name="Normal">Minicomputer is an open source sound synthesizer for Linux, destributed under the GPL 3 license. It requires jack as an audioserver and alsa for midi connection. <text:span text:style-name="T1">Minicomputer is a standalone application, divided into two programs, the actual sound engine and the editor. Both independent programs communicate via OSC (open sound control) and it is possible to write different editors or control the engine from other applications which can talk OSC.</text:span></text:p>
      <text:p text:style-name="Normal"/>
      <text:p text:style-name="Normal"><text:span text:style-name="T1">the sound</text:span></text:p>
      <text:p text:style-name="Normal"/>
      <text:p text:style-name="Normal"><text:span text:style-name="T1">Minicomputer doesn't ape any existing synthesizer but has a rather traditional, subtractive approach and thus is easy to operate. Its made of 8 parallel voices forming a multitemperal setup, suited for example as a drumsynth. Each voice is monophonic in itself so it can play only one key per time, additional triggers might cut off a sound which was already on or fading.</text:span></text:p>
      <text:p text:style-name="Normal"/>
      <text:p text:style-name="Normal"><text:span text:style-name="T1">The synthesis based on the idea to create first a rather complex wave form via two oscillators which then got shaped with an complex morphing filter which is actually made of three filters. A lowpass filter (for not losing ground) is parallel to two bandpass filters which shapes further formants. The oscillators are not bandlimited which might lead to aliasing but give on the other hand a rich tone which is important for the FM and amplitude modulation which can be happen in both directions, even in the same time. </text:span></text:p>
      <text:p text:style-name="Normal"><text:span text:style-name="T1">Additionally there are more modulation options like one modulation oscillator, which can go much into audio range, the only difference that its not controlled by keyboard or pitch bending. Six envelopes of the traditional ADSR format are there for a lot of parameter changing, they can be even turn into additional oscillators with the repeat button and reach also in the audio frequency range when speed up.</text:span></text:p>
      <text:p text:style-name="Normal"/>
      <text:p text:style-name="Normal"><text:span text:style-name="T1">A fixed seventh envelope generator forms the amplitude of the output and is not available on other modulation destinations.</text:span></text:p>
      <text:p text:style-name="Normal"/>
      <text:p text:style-name="Normal"><text:span text:style-name="T1">The sound choice of the eight mono voices can be stored into the multisetup which is handled seperatly. </text:span></text:p>
      <text:p text:style-name="Normal"><text:span text:style-name="T1">Minicomputer stores the sounds in a file called miniComputer.txt which can be opend in a texteditor. Same goes for the multis which are stored in miniMulti.txt. When the editor stores something to disk it writes it first to temporary files ending with .temp, then make a backup of the former files to .bak and then finally commit the changes be renaming the temp files to the actual names. This is done for your convenience and savety and you shouldnt have files with same names like mentioned above in the minicomputer directory, otherwise they got overwritten.</text:span></text:p>
      <text:p text:style-name="Normal"/>
      <text:p text:style-name="Normal"><text:span text:style-name="T1">The editor got a reduced minimal design which I actually like and bear in mind that a software doesn't sound better if you slap a photo or rendering of an actual device on it. We are in the virtual domain so what.</text:span></text:p>
      <text:p text:style-name="Normal"><text:span text:style-name="T1">The same goes with the sound which is simular but different to the precursor synth Microcomputer which I offerd as a shareware VSTi Plugin on Windows and Mac OS 9 some years ago. It can sound very analogue but also very digital and I didnt had any actual hardware synthesizer in mind to copy.</text:span></text:p>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office:font-face-decls>
  <office:styles>
    <style:style style:name="Normal" style:family="paragraph">
      <style:paragraph-properties fo:text-align="left" fo:background-color="transparent" fo:widows="2" fo:margin-left="0pt" fo:margin-right="0pt" fo:margin-top="0pt" fo:margin-bottom="0pt"/>
      <style:text-properties fo:color="#000000" style:font-name="Times New Roman" fo:font-size="12pt" fo:language="de" fo:country="DE"/>
    </style:style>
  </office:styles>
  <office:automatic-styles>
    <style:page-layout style:name="Standard">
      <style:page-layout-properties fo:page-width="210.000000mm" fo:page-height="297.000000mm" style:print-orientation="portrait" fo:margin-top="0.5000in" fo:margin-bottom="0.5000in" fo:margin-left="1.0000in" fo:margin-right="1.0000in"/>
      <style:header-style>
        <style:header-footer-properties svg:height="1.270000cm"/>
      </style:header-style>
      <style:footer-style>
        <style:header-footer-properties svg:height="1.270000cm"/>
      </style:footer-style>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